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4.909cm" style:rel-column-width="19483*"/>
    </style:style>
    <style:style style:name="Table1.C" style:family="table-column">
      <style:table-column-properties style:column-width="5.355cm" style:rel-column-width="21254*"/>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9ceef"/>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paragraph-rsid="0019ceef"/>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style:text-position="0% 100%" fo:font-style="italic" style:font-style-asian="italic"/>
    </style:style>
    <style:style style:name="T10" style:family="text">
      <style:text-properties fo:font-variant="normal" fo:text-transform="none" style:text-position="0% 100%" fo:font-style="italic" style:text-underline-style="none" style:font-style-asian="italic"/>
    </style:style>
    <style:style style:name="T11" style:family="text">
      <style:text-properties fo:font-variant="normal" fo:text-transform="none" style:text-position="0% 100%" fo:font-style="italic" style:text-underline-style="none" fo:font-weight="normal" style:font-style-asian="italic"/>
    </style:style>
    <style:style style:name="T12" style:family="text">
      <style:text-properties fo:font-variant="normal" fo:text-transform="none" style:text-position="0% 100%" style:text-underline-style="none"/>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fo:font-style="italic" style:font-style-asian="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The Use of Gameplay Design Patterns “It’s like a project in itself, really”</text:p>
      <text:list text:style-name="L1">
        <text:list-item>
          <text:p text:style-name="P4"><text:a xlink:type="simple" xlink:href="#the-use-of-gameplay-design-patterns-its-like-a-project-in-itself-really" text:style-name="Internet_20_link" text:visited-style-name="Visited_20_Internet_20_Link"><text:span text:style-name="Definition">The Use of Gameplay Design Patterns “It’s like a project in itself, really”</text:span></text:a></text:p>
          <text:list text:style-name="L2">
            <text:list-item>
              <text:p text:style-name="P5"><text:a xlink:type="simple" xlink:href="#research-questions---march-2024" text:style-name="Internet_20_link" text:visited-style-name="Visited_20_Internet_20_Link"><text:span text:style-name="Definition">Research Questions - March 2024</text:span></text:a></text:p>
            </text:list-item>
            <text:list-item>
              <text:p text:style-name="P5"><text:a xlink:type="simple" xlink:href="#notes-to-restructure" text:style-name="Internet_20_link" text:visited-style-name="Visited_20_Internet_20_Link"><text:span text:style-name="Definition">Notes to restructure</text:span></text:a></text:p>
            </text:list-item>
            <text:list-item>
              <text:p text:style-name="P5"><text:a xlink:type="simple" xlink:href="#introduction" text:style-name="Internet_20_link" text:visited-style-name="Visited_20_Internet_20_Link"><text:span text:style-name="Definition">Introduction</text:span></text:a></text:p>
              <text:list text:style-name="L3">
                <text:list-item>
                  <text:p text:style-name="P6"><text:a xlink:type="simple" xlink:href="#table-of-varied-gdp-use-with-supporting-evidence" text:style-name="Internet_20_link" text:visited-style-name="Visited_20_Internet_20_Link"><text:span text:style-name="Definition">Table of varied GDP use with supporting evidence</text:span></text:a></text:p>
                </text:list-item>
              </text:list>
            </text:list-item>
            <text:list-item>
              <text:p text:style-name="P5"><text:a xlink:type="simple" xlink:href="#the-role-of-gdps-in-the-personal-appropriation-of-concepts-and-processes---target-1000" text:style-name="Internet_20_link" text:visited-style-name="Visited_20_Internet_20_Link"><text:span text:style-name="Definition">The role of GDPs in the personal appropriation of concepts and processes - ( Target 1000)</text:span></text:a></text:p>
              <text:list text:style-name="L4">
                <text:list-item>
                  <text:p text:style-name="P7"><text:a xlink:type="simple" xlink:href="#the-interrelationship-of-gdps-and-the-development-of-technical-processes" text:style-name="Internet_20_link" text:visited-style-name="Visited_20_Internet_20_Link"><text:span text:style-name="Definition">The interrelationship of GDPs and the development of technical processes</text:span></text:a></text:p>
                  <text:list text:style-name="L5">
                    <text:list-item>
                      <text:p text:style-name="P8"><text:a xlink:type="simple" xlink:href="#link-to-next-section" text:style-name="Internet_20_link" text:visited-style-name="Visited_20_Internet_20_Link"><text:span text:style-name="Definition">Link to next section</text:span></text:a></text:p>
                    </text:list-item>
                  </text:list>
                </text:list-item>
              </text:list>
            </text:list-item>
            <text:list-item>
              <text:p text:style-name="P5"><text:a xlink:type="simple" xlink:href="#gdps-used-in-the-process-of-guided-participation-target-2500" text:style-name="Internet_20_link" text:visited-style-name="Visited_20_Internet_20_Link"><text:span text:style-name="Definition">GDPs used in the process of guided participation (Target 2500)</text:span></text:a></text:p>
              <text:list text:style-name="L6">
                <text:list-item>
                  <text:p text:style-name="P9"><text:a xlink:type="simple" xlink:href="#gdps-and-their-grouping-as-a-collection-or-menu-of-suggested-options-offer-the-potential-to-assist-project-navigation-acting-as-a-framework-for-code-examples-and-step-by-step-tutorials-600" text:style-name="Internet_20_link" text:visited-style-name="Visited_20_Internet_20_Link"><text:span text:style-name="Definition">GDPs and their grouping as a collection or menu of suggested options, offer the potential to assist project navigation, acting as a framework for code examples and step-by-step tutorials (600)</text:span></text:a></text:p>
                </text:list-item>
                <text:list-item>
                  <text:p text:style-name="P9"><text:a xlink:type="simple" xlink:href="#gdps-used-to-scaffold-ideation-and-prioritisation-processes-800" text:style-name="Internet_20_link" text:visited-style-name="Visited_20_Internet_20_Link"><text:span text:style-name="Definition">GDPs used to scaffold ideation and prioritisation processes (800)</text:span></text:a></text:p>
                </text:list-item>
                <text:list-item>
                  <text:p text:style-name="P9"><text:a xlink:type="simple" xlink:href="#gdps-aiding-the-process-of-division-of-labour-1400" text:style-name="Internet_20_link" text:visited-style-name="Visited_20_Internet_20_Link"><text:span text:style-name="Definition">GDPs aiding the process of division of labour (1400)</text:span></text:a></text:p>
                  <text:list text:style-name="L7">
                    <text:list-item>
                      <text:p text:style-name="P10"><text:a xlink:type="simple" xlink:href="#discussion-on-division-of-labour-in-the-video-data" text:style-name="Internet_20_link" text:visited-style-name="Visited_20_Internet_20_Link"><text:span text:style-name="Definition">Discussion on division of labour in the video data</text:span></text:a></text:p>
                    </text:list-item>
                  </text:list>
                </text:list-item>
              </text:list>
            </text:list-item>
            <text:list-item>
              <text:p text:style-name="P5"><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8">
                <text:list-item>
                  <text:p text:style-name="P11"><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11"><text:a xlink:type="simple" xlink:href="#gdps-facilitate-the-use-of-wider-funds-of-knowledge-and-interest" text:style-name="Internet_20_link" text:visited-style-name="Visited_20_Internet_20_Link"><text:span text:style-name="Definition">GDPs facilitate the use of wider funds of knowledge and interest</text:span></text:a></text:p>
                </text:list-item>
                <text:list-item>
                  <text:p text:style-name="P11"><text:a xlink:type="simple" xlink:href="#evolution-and-propagation-of-gdps-concepts-during-playtesting" text:style-name="Internet_20_link" text:visited-style-name="Visited_20_Internet_20_Link"><text:span text:style-name="Definition">Evolution and propagation of GDPs concepts during playtesting</text:span></text:a></text:p>
                </text:list-item>
              </text:list>
            </text:list-item>
            <text:list-item>
              <text:p text:style-name="P5"><text:a xlink:type="simple" xlink:href="#reduced-discussion-section" text:style-name="Internet_20_link" text:visited-style-name="Visited_20_Internet_20_Link"><text:span text:style-name="Definition">Reduced discussion section</text:span></text:a></text:p>
              <text:list text:style-name="L9">
                <text:list-item>
                  <text:p text:style-name="P12"><text:a xlink:type="simple" xlink:href="#intro-in-relation-to-mediation-and-repertoires" text:style-name="Internet_20_link" text:visited-style-name="Visited_20_Internet_20_Link"><text:span text:style-name="Definition">Intro in relation to mediation and repertoires</text:span></text:a></text:p>
                </text:list-item>
                <text:list-item>
                  <text:p text:style-name="P12"><text:a xlink:type="simple" xlink:href="#observations-and-analysis-on-interventions-to-aid-construction-of-repertoires-of-practice" text:style-name="Internet_20_link" text:visited-style-name="Visited_20_Internet_20_Link"><text:span text:style-name="Definition">Observations and analysis on interventions to aid construction of repertoires of practice</text:span></text:a></text:p>
                </text:list-item>
                <text:list-item>
                  <text:p text:style-name="P12"><text:a xlink:type="simple" xlink:href="#observations-on-emerging-design-practices" text:style-name="Internet_20_link" text:visited-style-name="Visited_20_Internet_20_Link"><text:span text:style-name="Definition">Observations on emerging design practices</text:span></text:a></text:p>
                  <text:list text:style-name="L10">
                    <text:list-item>
                      <text:p text:style-name="P13"><text:a xlink:type="simple" xlink:href="#the-potential-of-open-creative-spaces-to-facilitate-emergent-social-and-cultural-activities-in-evolving-idioculture---move-later-just-a-signpost-to-later---park-for-now" text:style-name="Internet_20_link" text:visited-style-name="Visited_20_Internet_20_Link"><text:span text:style-name="Definition">The potential of open / creative spaces to facilitate emergent social and cultural activities in evolving idioculture - MOVE LATER/ JUST A SIGNPOST TO LATER - PARK, FOR NOW?</text:span></text:a></text:p>
                    </text:list-item>
                  </text:list>
                </text:list-item>
              </text:list>
            </text:list-item>
            <text:list-item>
              <text:p text:style-name="P5"><text:a xlink:type="simple" xlink:href="#conclusion" text:style-name="Internet_20_link" text:visited-style-name="Visited_20_Internet_20_Link"><text:span text:style-name="Definition">Conclusion</text:span></text:a></text:p>
              <text:list text:style-name="L11">
                <text:list-item>
                  <text:p text:style-name="P14"><text:a xlink:type="simple" xlink:href="#implications-for-practitioners---move-later" text:style-name="Internet_20_link" text:visited-style-name="Visited_20_Internet_20_Link"><text:span text:style-name="Definition">Implications for practitioners - MOVE LATER?</text:span></text:a></text:p>
                </text:list-item>
                <text:list-item>
                  <text:p text:style-name="P14"><text:a xlink:type="simple" xlink:href="#conclusion-proper" text:style-name="Internet_20_link" text:visited-style-name="Visited_20_Internet_20_Link"><text:span text:style-name="Definition">Conclusion proper</text:span></text:a></text:p>
                </text:list-item>
              </text:list>
            </text:list-item>
            <text:list-item>
              <text:p text:style-name="P5"><text:a xlink:type="simple" xlink:href="#moved-from-introduction" text:style-name="Internet_20_link" text:visited-style-name="Visited_20_Internet_20_Link"><text:span text:style-name="Definition">MOVED FROM INTRODUCTION</text:span></text:a></text:p>
              <text:list text:style-name="L12">
                <text:list-item>
                  <text:p text:style-name="P15"><text:a xlink:type="simple" xlink:href="#moved-from-guided-participation" text:style-name="Internet_20_link" text:visited-style-name="Visited_20_Internet_20_Link"><text:span text:style-name="Definition">MOVED FROM GUIDED PARTICIPATION</text:span></text:a></text:p>
                </text:list-item>
                <text:list-item>
                  <text:p text:style-name="P15"><text:a xlink:type="simple" xlink:href="#future-work-on-abstraction-layers-of-abstraction-gdps-and-the-mda-framework" text:style-name="Internet_20_link" text:visited-style-name="Visited_20_Internet_20_Link"><text:span text:style-name="Definition">Future work on abstraction, layers of abstraction GDPs and the MDA framework</text:span></text:a></text:p>
                </text:list-item>
              </text:list>
            </text:list-item>
            <text:list-item>
              <text:p text:style-name="P5"><text:a xlink:type="simple" xlink:href="#move-from-ch-7---any-space-here" text:style-name="Internet_20_link" text:visited-style-name="Visited_20_Internet_20_Link"><text:span text:style-name="Definition">MOVE FROM cH 7 - ANY SPACE HERE?</text:span></text:a></text:p>
            </text:list-item>
            <text:list-item>
              <text:p text:style-name="P5"><text:a xlink:type="simple" xlink:href="#impact-of-side-missions-and-maker-types-on-playtesting-behaviours" text:style-name="Internet_20_link" text:visited-style-name="Visited_20_Internet_20_Link"><text:span text:style-name="Definition">Impact of Side Missions and Maker Types on playtesting behaviours</text:span></text:a></text:p>
              <text:list text:style-name="L13">
                <text:list-item>
                  <text:p text:style-name="P16"><text:a xlink:type="simple" xlink:href="#reflection-on-impact-on-my-design-process" text:style-name="Internet_20_link" text:visited-style-name="Visited_20_Internet_20_Link"><text:soft-page-break/><text:span text:style-name="Definition">Reflection on impact on my design process</text:span></text:a></text:p>
                </text:list-item>
                <text:list-item>
                  <text:p text:style-name="P16"><text:a xlink:type="simple" xlink:href="#observations-on-making-styles" text:style-name="Internet_20_link" text:visited-style-name="Visited_20_Internet_20_Link"><text:span text:style-name="Definition">Observations on making styles</text:span></text:a></text:p>
                </text:list-item>
                <text:list-item>
                  <text:p text:style-name="P16"><text:a xlink:type="simple" xlink:href="#a-focus-on-the-value-of-changing-roles---especially-peer-teaching-as-reinforcing-learning" text:style-name="Internet_20_link" text:visited-style-name="Visited_20_Internet_20_Link"><text:span text:style-name="Definition">A focus on the value of changing roles - especially peer teaching as reinforcing learning</text:span></text:a></text:p>
                </text:list-item>
                <text:list-item>
                  <text:p text:style-name="P16"><text:a xlink:type="simple" xlink:href="#discussion-on-making-types-and-side-missions" text:style-name="Internet_20_link" text:visited-style-name="Visited_20_Internet_20_Link"><text:span text:style-name="Definition">Discussion on making types and side missions</text:span></text:a></text:p>
                </text:list-item>
                <text:list-item>
                  <text:p text:style-name="P16"><text:a xlink:type="simple" xlink:href="#discussion-on-player-types--" text:style-name="Internet_20_link" text:visited-style-name="Visited_20_Internet_20_Link"><text:span text:style-name="Definition">Discussion on Player types -</text:span></text:a></text:p>
                </text:list-item>
                <text:list-item>
                  <text:p text:style-name="P16"><text:a xlink:type="simple" xlink:href="#limitations-of-observations-and-careful-statements-of-potential" text:style-name="Internet_20_link" text:visited-style-name="Visited_20_Internet_20_Link"><text:span text:style-name="Definition">Limitations of observations and careful statements of potential</text:span></text:a></text:p>
                </text:list-item>
                <text:list-item>
                  <text:p text:style-name="P16"><text:a xlink:type="simple" xlink:href="#emerging-use-of-narratives-and-graphics-which-drawing-on-home-funds-of-knowledge---avoid-overlap-and-change-focus-to-agency-from-start" text:style-name="Internet_20_link" text:visited-style-name="Visited_20_Internet_20_Link"><text:span text:style-name="Definition">Emerging use of narratives and graphics which drawing on home funds of knowledge - AVOID OVERLAP AND CHANGE FOCUS TO AGENCY FROM START</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4">
        <text:list-item>
          <text:p text:style-name="P17">What pedagogical tools and processes are available to support novices to overcome barriers to participation in game coding processes?</text:p>
        </text:list-item>
        <text:list-item>
          <text:p text:style-name="P17">How does CHAT theory help us understand how game design patterns x can be used in an evolving community of novice game makers?</text:p>
        </text:list-item>
        <text:list-item>
          <text:p text:style-name="P17">How can learners build agency in an evolving community of game makers?</text:p>
        </text:list-item>
      </text:list>
      <text:h text:style-name="Heading_20_2" text:outline-level="2"><text:bookmark-start text:name="notes-to-restructure"/>Notes to restructure<text:bookmark-end text:name="notes-to-restructure"/></text:h>
      <text:p text:style-name="First_20_paragraph">Integrate the section on flexible design patterns into a discussion that also addresses aspects of the process of constructing repertoires using designed affordances facilitating “cultural mediation” [Moll]</text:p>
      <text:p text:style-name="Text_20_body">Thus Discussion points include</text:p>
      <text:list text:style-name="L15">
        <text:list-item>
          <text:p text:style-name="P18">Explain findings using CHAT concepts, Actions to Operations. GDPs used in varied forms of mediation</text:p>
        </text:list-item>
        <text:list-item>
          <text:p text:style-name="P18">Beyond mediation, it can be seen as a lens of TA transformative agency - how is this different? But this seems a high bar - examples unclear - and potentially lack a clear focus on cultural aspects?<text:line-break/></text:p>
        </text:list-item>
        <text:list-item>
          <text:p text:style-name="P18">The concept of repertoires, seems appropriate to some mid uses, not simple mediation, but not HIGH transformative - similar to assemblages or a rhizomatic perception.<text:line-break/></text:p>
        </text:list-item>
        <text:list-item>
          <text:p text:style-name="P18">This flexibility is observable in data - flexible design practices</text:p>
        </text:list-item>
      </text:list>
      <text:p text:style-name="First_20_paragraph">NOTE - perhaps flip the order again to end with cultural aspects, and include the drama process, and maker types / missions within the data presented. As an additional section or incorporate into the table - like within Funds of Identity.</text:p>
      <text:p text:style-name="Text_20_body"><text:soft-page-break/><text:span text:style-name="T1">Older notes</text:span> Really address the community aspect of the RQ - and highlight that this is why personal elements are not explored in more detail</text:p>
      <text:p text:style-name="Text_20_body">In each section if there are multiple aspects of that then put into headings - and put this into the coding structure for data review</text:p>
      <text:p text:style-name="Text_20_body">Examine overlap of the cultural uses of GDP, and the next chapter - hand in hand here get an overview of what needs to extracted from the data and where it sits</text:p>
      <text:p text:style-name="Text_20_body">Also work out what to move to Lit Review - and restructure LT and Methodology based on two chapters near completion.</text:p>
      <text:h text:style-name="Heading_20_2" text:outline-level="2"><text:bookmark-start text:name="introduction"/>Introduction<text:bookmark-end text:name="introduction"/></text:h>
      <text:p text:style-name="P3">In the previous chapter, I outlined the evolution of tool use, emphasising emerging tensions in activity. This chapter shifts focus to the perspectives of participants, using recorded data to interpret the varied applications of gameplay design patterns (GDPs). In doing so, it addresses the research question: How can game design patterns support the development of coding practices by novices? Chapter 2 summarised software design patterns as a grouping of a description of target project behaviour, with a suggested community solution of code structure often accompanied with worked examples. While existing research explores the use of game design patterns in educational settings, for instance to aid the transfer of science simulation concepts to other contexts <text:reference-mark-start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Gj7CIrXK7t"/><text:span text:style-name="T13">(Basawapatna, Koh and Repenning, 2010; Repenning </text:span><text:span text:style-name="T11">et al.</text:span><text:span text:style-name="T13">, 2015)</text:span><text:reference-mark-end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Gj7CIrXK7t"/> or as a foundation for co-design work <text:reference-mark-start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ec4FF4zKAq"/><text:span text:style-name="T13">(Eriksson </text:span><text:span text:style-name="T11">et al.</text:span><text:span text:style-name="T13">, 2019)</text:span><text:reference-mark-end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ec4FF4zKAq"/>, there is limited work addressing their role in overcoming challenges faced by emerging communities of game creators using text coding. The last chapter investigated iterative activity involving alterations to games at the level of gameplay design patterns as part of the mutual evolution of learning design. This evolution encompassed various forms, including supporting resources such as code examples, instructional tutorials and quick-start activities proposing micro-level code modifications. This chapter builds on that analysis, focusing on the use of GDPs in diverse mediational strategies, not only within facilitator-provided resources and scaffolds but also as part of emerging community practices and interpersonal repertoires. During data analysis, GDPs appeared in such diverse and significant forms that they became candidates for a germ cell concept.</text:p>
      <text:p text:style-name="Text_20_body">Regarding the structure of this chapter, it begins with a vignette of parent-child interaction during the game-making process to contextualise the findings that follow. The chapter then presents a systematic analysis of participants’ varied uses of game design patterns, drawing on detailed observations of recorded video data. For this analysis, I employ Rogoff’s three planes of analysis <text:reference-mark-start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WtIbl2boym"/>(Rogoff, 1995)<text:reference-mark-end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WtIbl2boym"/>, as introduced in Chapter four. Recognising that these observations do not neatly align with the three planes, I discuss the use of GDPs across cultural activities, interpersonal activity and personal knowledge in three distinct sections. These sections focus on how gameplay design patterns are utilised by parents, children and facilitators, each through the lens of the respective analytical plane.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text:soft-page-break/>Figure 5.x. A discussion section explores the implications of these findings in relation to existing research and theoretical concepts. This discussion considers the examples of GDP use in practice to analyse GDPs as a mid-level construct, demonstrating their utility for both educational designers and researchers.</text:p>
      <text:h text:style-name="Heading_20_4" text:outline-level="4"><text:bookmark-start text:name="table-of-varied-gdp-use-with-supporting-evidence"/>Table of varied GDP use with supporting evidence<text:bookmark-end text:name="table-of-varied-gdp-use-with-supporting-evidence"/></text:h>
      <text:p text:style-name="First_20_paragraph">The following table outlines the principle different uses of GDP in the data analysed. The next to last column lists example behaviour and notes vignettes or appendices where the behaviour can be found in situ with more detailed analysis. The final column indicates how many of the 12 session transcriptions the behaviour was found within.</text:p>
      <text:p text:style-name="Text_20_body">INSERT SUMMARY TABLE FROM HERE - https://docs.google.com/document/d/1Ce2cYIYnFCd9GM8zRntBd7lrud-dMbbrtgEQMoGNRmE/edit</text:p>
      <text:p text:style-name="Text_20_body">DEVELOP HOW THIS WILL BE SUPPORTED WITH EVIDENCE IN THIS CHAPTER.</text:p>
      <text:p text:style-name="Text_20_body"/>
      <text:h text:style-name="Heading_20_2" text:outline-level="2"><text:bookmark-start text:name="the-role-of-gdps-in-the-personal-appropriation-of-concepts-and-processes---target-1000"/>The role of GDPs in the personal appropriation of concepts and processes - ( Target 1000)<text:bookmark-end text:name="the-role-of-gdps-in-the-personal-appropriation-of-concepts-and-processes---target-1000"/></text:h>
      <text:p text:style-name="First_20_paragraph">As outlined in Chapter 2, the focus on skills and knowledge developed by participants is the dominant thread in research on digital coding and game making <text:reference-mark-start text:name="ZOTERO_ITEM CSL_CITATION {&quot;citationID&quot;:&quot;jbalbgzx&quot;,&quot;properties&quot;:{&quot;formattedCitation&quot;:&quot;(Papert, 1980; Kafai and Burke, 2015)&quot;,&quot;plainCitation&quot;:&quot;(Papert, 1980; 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q3ZSqDAYP2"/>(Papert, 1980; Kafai and Burke, 2015)<text:reference-mark-end text:name="ZOTERO_ITEM CSL_CITATION {&quot;citationID&quot;:&quot;jbalbgzx&quot;,&quot;properties&quot;:{&quot;formattedCitation&quot;:&quot;(Papert, 1980; Kafai and Burke, 2015)&quot;,&quot;plainCitation&quot;:&quot;(Papert, 1980; 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q3ZSqDAYP2"/>. The research aims of this study focus on the under explored areas of social and cultural aspects of the coding process of novices and as such the design of this study does not suit full exploration of the personal plane of activity. In this informal learning context, participants did not request exploration of concepts aligned with computing curriculum, instead driven more by practical desire to make a game using the tools provided. Despite this, the evolving design process surfaced activities which and allow the exploration of surfacing of computational thinking and other curricular concepts. Given the potential to adapt this learning design to a more formal environment to address needs outlined in the introductory chapter, from P2 onwards I began to augment the learning design to suit curriculum oriented teaching and assessment of computational thinking concepts and skills, a process which resulted in a learning map of curricular concepts included here as Table 6.x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ext:soft-page-break/>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integration of concepts into a informal context, and draws on the process and rationale of Bevan and Petrich’s <text:reference-mark-start text:name="ZOTERO_ITEM CSL_CITATION {&quot;citationID&quot;:&quot;yyshtqj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Nw4bFtiZqk"/>(2013; 2015)<text:reference-mark-end text:name="ZOTERO_ITEM CSL_CITATION {&quot;citationID&quot;:&quot;yyshtqj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Nw4bFtiZqk"/> work to bring a similar learning map to a seemingly chaotic tinkering and making process in museum contexts. Papert’s research on Microworlds saw one of the roles learning designers to shape the affordances of playful learning environments to steer learners to explore scientific concepts, mathematical concepts, for example geometry in Turtle computing. Similarly, the design of this research’s template can be seen as a half-baked Microworld, with key conceptual affordances represented in the learning map above.</text:p>
      <text:p text:style-name="Text_20_body">Given that this thesis has a focus on community and social aspects of use of GDPs, evidence of only one dimension of personal appropriation is included here in this section, that of technical implementation of coding structures. The implementation of GDPs can stimulate participants to adopt or to share technical processes in a variety of ways. Technical processes were sometimes introduced in a basic form through scaffolded activities, supporting documentation or evolved from informal interaction between peers. The following observations show the adaptation of introduced processes being modified by the community.</text:p>
      <text:h text:style-name="Heading_20_3" text:outline-level="3"><text:bookmark-start text:name="the-interrelationship-of-gdps-and-the-development-of-technical-processes"/>The interrelationship of GDPs and the development of technical processes<text:bookmark-end text:name="the-interrelationship-of-gdps-and-the-development-of-technical-processes"/></text:h>
      <text:p text:style-name="First_20_paragraph">In order to achieve the goals of integrating new or adapting existing game design patterns in their games, participants needed to develop unfamiliar technical process associated with computer coding and including foundational digital skills associated with using a desktop personal computer (see Appendix.digitalliteracy). An example of skills which many participant developed is that of keyboard and mouse use which together with use of internet browser tabs facilitate navigation between computer code, game prototype and supporting web-based documentation. Such personal appropriation and fluidity are well illustrated in the repeated, solo, incremental changes in level design by Toby (see V1.a). Increased fluidity were shown in by most participants, in particular in the areas of creating and uploading, and integrating graphical assets, adjusting game challenge via altering GDPs elements, and coding processes of debugging and code patching (explored later). In line with CHAT theory, this can be interpreted as an operationalisation of previous actions which were previously explicitly taught or learnt <text:reference-mark-start text:name="ZOTERO_ITEM CSL_CITATION {&quot;citationID&quot;:&quot;prwlykvr&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ebVURK9FVM"/>(Leontiev, 2009)<text:reference-mark-end text:name="ZOTERO_ITEM CSL_CITATION {&quot;citationID&quot;:&quot;prwlykvr&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ebVURK9FVM"/>.</text:p>
      <text:p text:style-name="Text_20_body">While the use of new techniques were driven by the implementation of GDPs, the following observations expose a complex, interdependent relationship between concepts of GDPs and emergent technical processes. In line with Rogoff’s understanding of personal appropriation as bi-directional in nature of the appropriation of personal knowledge, emphasising foundational sociocultural view of knowledge as being mutually constituted, participants feed their interpretation of knowledge back into the communities of which they are a part, in this case the <text:soft-page-break/>game making community. In this process the GDPs act as concepts and project stages to facilitate this interpersonal process, as explored in the following example.</text:p>
      <text:p text:style-name="Text_20_body">In Vignette 5 (V5.a &amp; V5c), Madiha(p) accesses help from her daughter Nasrin(c) to first format and then exporting graphical files to be imported into the game code project. The implementation of her chosen GDPs drives the development of these technical processes as she must learn or at least to draw on peer knowledge to complete it. The process of changing pen colours on the graphical tool is one which the child has been able to translate into a effortless process whereas the parent is still consciously building her competency. Nasrin has operationalised the process and it becomes part of the toolset of practices that she can draw on. Similarly, in V5.d Madiha is helped in the use of the cropping tool, a process to redundant space at the edges of design sprite characters, by a peer child Ed(c) after he had playtesting Madiha’s game.</text:p>
      <text:p text:style-name="Text_20_body"/>
      <text:p text:style-name="Text_20_body"/>
      <text:p text:style-name="Text_20_body"/>
      <text:p text:style-name="Text_20_body"/>
      <text:p text:style-name="Text_20_body">Turning to the practice of code patching, a guided technical process to scaffold the coding process (see glossary &amp; Chapter 2), video evidence and observational journal notes show the potential of a coupling of code implementation and target behaviour, structured using a framework of GDPs. This patching process became an important process in documentation. While code was provided, in practice mistakes were still made and additional customisations were made. An example of code patching in practice is show in Toby’s careful copying and pasting of different lines of code from supporting materials into his game project (see V1.a).</text:p>
      <text:p text:style-name="Text_20_body">Toby’s success in using the code patching technique is supported by the UMC structure of the game template in line with UMC principles explored in the previous chapter and the high level of context present in the use of GDP as a guiding framework of the learning design. This is illustrated in V1 when Toby alters the imported code to produce a kind of programming error I refer to as a glitch: specifically an error where the game keeps working but produces an unintended effect (see V1.a). This glitch bug provoked initial investigation, prompted Toby to ask for my help, and then required a period of iterative revision and cross referencing with the original code snippet. From this and similar observations I propose that the close coupling of code implementation and target behaviour (in this case structured around GDPs) aids scaffolds the debugging process and can be profitably can be drawn on by facilitators. In addition, the key affordances of the learning design, the starting template, code snippets and resulting code patching process increased appear to encourage the creation of glitch errors. The data in in this section is supported by further observations on an emerging diversity of helping strategies in response to different forms of errors in Appendix.debugging. I also explain the patching process in more detail to participants in an extract in V9.</text:p>
      <text:p text:style-name="Text_20_body">To sum up, I suggest that noticing, celebrating and exploring the code sources which cause the unintended behaviours may be an inclusive strategy to mitigate the potentially frustrating process <text:soft-page-break/>of debugging. To support this in</text:p>
      <text:h text:style-name="Heading_20_4" text:outline-level="4"><text:bookmark-start text:name="link-to-next-section"/>Link to next section<text:bookmark-end text:name="link-to-next-section"/></text:h>
      <text:p text:style-name="First_20_paragraph"><text:span text:style-name="T1">GDPs encouraging sharing of technical practices:</text:span> References to such emerging technical practices were present in many exchanges during playtesting of implementations of GDPs.</text:p>
      <text:p text:style-name="Text_20_body">LINK - PICK UP IN NEXT PARAGRAPH TOO Given the bi-directional process, aspects of personal appropriation can be inferred from interpersonal interactions explored in the following section.</text:p>
      <text:h text:style-name="Heading_20_2" text:outline-level="2"><text:bookmark-start text:name="gdps-used-in-the-process-of-guided-participation-target-2500"/>GDPs used in the process of guided participation (Target 2500)<text:bookmark-end text:name="gdps-used-in-the-process-of-guided-participation-target-2500"/></text:h>
      <text:p text:style-name="First_20_paragraph">This section explores data on the use of GDPs from the perspective of interpersonal interaction. Here, the process of being guided into planned activity or peer work is exploratory, contributing to interpersonal processes that serve the completion of the activity. As outlined in the previous section, personal understandings of knowledge can be observed in this interpersonal activity, in particular in the interactions between parents and children. Based on observations of video data, I describe how GDPs are used in diverse meditational strategies. I prioritise three categories of interactions which draw on GDPs, specifically use of a provided menu GDPs and supporting documentation, use of GDPs in project ideation and prioritisation, and within division of labour.</text:p>
      <text:h text:style-name="Heading_20_3" text:outline-level="3"><text:bookmark-start text:name="gdps-and-their-grouping-as-a-collection-or-menu-of-suggested-options-offer-the-potential-to-assist-project-navigation-acting-as-a-framework-for-code-examples-and-step-by-step-tutorials-600"/>GDPs and their grouping as a collection or menu of suggested options, offer the potential to assist project navigation, acting as a framework for code examples and step-by-step tutorials (600)<text:bookmark-end text:name="gdps-and-their-grouping-as-a-collection-or-menu-of-suggested-options-offer-the-potential-to-assist-project-navigation-acting-as-a-framework-for-code-examples-and-step-by-step-tutorials-600"/></text:h>
      <text:p text:style-name="First_20_paragraph">Chapter 5 introduced my provision of a curated catalogue (menu) of gameplay design patterns to addresses the tension between participants’ choice and the need for documentation to support the technical implementation of code structures. Appendix.themeing outlines the evolution of how the sub-categories of patterns evolved and my rationale guiding them. In V9, I address the whole group, I describing the webpage presenting the menu GDPs as a hub to help choose project goals and to then find tutorials and code examples. “<text:span text:style-name="T3">It’s almost like this is our control panel. You decide what do you want to do next and we jump off from there.</text:span>”. In this section I summarise data on the use of menu of GDPs focusing on interpersonal interactions. SUMMARY?</text:p>
      <text:p text:style-name="P20">Toby in Vignette 1 (see V1.8 - V1.17) engages in lone working, copying a code from code snippet example of the game design pattern which he chose from a graphical menu of patterns. His independence in selecting and adding new features using supporting documentation helps him take on a mantle of a mentor inspiring and helping others add the same GDPs to their games (see V1.b). Toby’s independence and efficacy in this process aligns with existing concepts including: providing shorter, just-in-time tutorials to reduce barriers associated with more extensive instruction-based approaches including barriers of literacy <text:reference-mark-start text:name="ZOTERO_ITEM CSL_CITATION {&quot;citationID&quot;:&quot;huhlfeho&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qZO0QWZ7sI"/><text:span text:style-name="T13">(Resnick and Rusk, 2020; Dietz </text:span><text:span text:style-name="T11">et al.</text:span><text:span text:style-name="T13">, 2021)</text:span><text:reference-mark-end text:name="ZOTERO_ITEM CSL_CITATION {&quot;citationID&quot;:&quot;huhlfeho&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qZO0QWZ7sI"/>.</text:p>
      <text:p text:style-name="Text_20_body"><text:soft-page-break/>Vignette 2 (V2.a) observes parent Susanna(p)’s use of a tutorial to address the goal of implementing her child’s chosen GDPs. Susanna is limited in her programming skills and leverages the concept GDPs in particular to access written step-by-step instructions to make progress. Susanna prefers to avoid asking using facilitator help (See V2.b). Participant’s choice over which GDPs they tackled can create a personal connection to these goals, a process potentially reducing feelings of alienation from coding or game-making culture (see Tehillah’s positive reaction in V2.a and V11).</text:p>
      <text:p text:style-name="Horizontal_20_Line"/>
      <text:p text:style-name="First_20_paragraph">MOVE? INCLUSIVE DESIGN SUMMARY AT END.</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Key characteristics of structuring support around quick start activities and a subsequent menu of GDPs which align with existing research include:</text:p>
      <text:p text:style-name="Text_20_body">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p text:style-name="Horizontal_20_Line"/>
      <text:p text:style-name="First_20_paragraph">Addressing a separate aspect of reflection, in P2, I guided supporting student facilitators to ask what patterns participants were currently working on or had recently completed as a way of provoking informal reflection on project progress. Additionally in P3, GDPs were prominent in end of session reflections (see Vignette 10). SHOULD THIS BE A SEPARATE SECTION?</text:p>
      <text:p text:style-name="Text_20_body">Not all participants engage with this menu: a later section shows how GDPs picked up by one learner, via provided documentation e.g Toby are propagate in other ways. For example, in Vignette 3 (V3.a) Ed cedes this aspect to his father in a way explored in the section below on division of labour.</text:p>
      <text:p text:style-name="Text_20_body">It is also important to note that there are potential issues concerning validity of observations on the use of the GDP menu and related concepts as a navigational tool by participants and to leverage access to relevant help, due to their nature as being introduced for that purpose. The danger here is of circular reasoning in methodology. At this early stage, this study acknowledges the potential of circular reasoning, but observes the potential of GDP adoption and in particular to note evolution of practices by participants. In addition, this process of using GDPs in this way was also <text:span text:style-name="T3">discovered</text:span> by myself via an exploratory DBR approach, and thus its introduction is also significant and cannot be divorced from the aspect of participant reaction.</text:p>
      <text:p text:style-name="Text_20_body">Thus in summary, the evidence supports the potential of a menu of GDPs to address the tensions between choice based approaches and the danger of lack of of support in P1 with technical and <text:soft-page-break/>organisational processes. AND..</text:p>
      <text:h text:style-name="Heading_20_3" text:outline-level="3"><text:bookmark-start text:name="gdps-used-to-scaffold-ideation-and-prioritisation-processes-800"/>GDPs used to scaffold ideation and prioritisation processes (800)<text:bookmark-end text:name="gdps-used-to-scaffold-ideation-and-prioritisation-processes-800"/></text:h>
      <text:p text:style-name="First_20_paragraph">(AND REFLECTION?) </text:p>
      <text:p text:style-name="Text_20_body">The previous chapter explored the tension between participant choice and scaffolding via menu of GDPs. In my journal notes on the shift from P1 to P2, I noted that the provision of this menu of GDPs significantly decreased in time spend in ideation phase by providing scaffolding a restricted of choice. Beyond this immediate impact, this section outlines how the use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es of the approximate names of of game design patterns (<text:span text:style-name="T3">get the person animated</text:span>, <text:span text:style-name="T3">get an enemy in</text:span>, <text:span text:style-name="T3">changing the platforms</text:span>, <text:span text:style-name="T3">make a theme tune</text:span>). The vignette analysis sees the parent <text:span text:style-name="T3">overwhelmed</text:span> with the child’s lack of focus on one pattern “that’s what I mean, you can’t just skip around like that”.</text:p>
      <text:p text:style-name="Text_20_body">In Vignette 7 (see V7.a),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3">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 the same vignette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text:p>
      <text:p text:style-name="Text_20_body">By way of contrast, other pairs take advantage of paper prototyping (see Appendix.prototyping) .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The use of GDPs to support visual prototyping is also undertaken by Mark and Ed explored in more detail in Appendix.tech.prototyping</text:p>
      <text:p text:style-name="Text_20_body"><text:soft-page-break/>To end this section, it is of value to link this use of GDPs terminology and visual prototyping techniques, to existing research on the development of shared language to support joint work and guided participation.</text:p>
      <text:p text:style-name="Text_20_body">INSERT RESEARCH on joint attention, and joint problem space and the importance language in this process from a sociocultural perspective. INSERT RESEARCH - visual prototyping and gestures as tools in building and joint understanding in the ZPD?</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In Vignette 3 (V3.a), Mark(p) repeatedly steers his son Ed to pick one GDP for them to carefully work through the associated documentation together, a process he later refers to in interview data as <text:span text:style-name="T3">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3">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While in this case, a decision was made to work side-by-side on the same game using different computers, data uncovered other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3">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text:soft-page-break/>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 across the room to draws on Nasrin’s help to correct a design mistake. Nasrin affects reluctance in her support of her mother (see V5.a), but at other times shows that she enjoys her status of technical supporter (see V5.d). Nasrin appears reluctant to explain the technical processes she uses to help her mother: “<text:span text:style-name="T3">Madiha (to Nasrin): What are you doing? You have to tell me what you are doing so I can do it myself.</text:span>” This may be driven by a desire to preserve this specialist status and utility to her mother. (CHECK INTERVIEW DATA)</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h text:style-name="Heading_20_4" text:outline-level="4"><text:bookmark-start text:name="discussion-on-division-of-labour-in-the-video-data"/>Discussion on division of labour in the video data<text:bookmark-end text:name="discussion-on-division-of-labour-in-the-video-data"/></text:h>
      <text:p text:style-name="P3"><text:span text:style-name="T1">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jtjhgpgd&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ak1zi20I52"/><text:span text:style-name="T13">(Correa </text:span><text:span text:style-name="T11">et al.</text:span><text:span text:style-name="T13">, 2015)</text:span><text:reference-mark-end text:name="ZOTERO_ITEM CSL_CITATION {&quot;citationID&quot;:&quot;jtjhgpgd&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ak1zi20I52"/>. In joint technology work parents can fulfil several,reciprocal roles including, collaborator, resource provider, learner, non-technical consultant and emotional support <text:reference-mark-start text:name="ZOTERO_ITEM CSL_CITATION {&quot;citationID&quot;:&quot;gutrzqtc&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qJKv4yZTvr"/><text:span text:style-name="T13">(Barron </text:span><text:span text:style-name="T11">et al.</text:span><text:span text:style-name="T13">, 2009)</text:span><text:reference-mark-end text:name="ZOTERO_ITEM CSL_CITATION {&quot;citationID&quot;:&quot;gutrzqtc&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qJKv4yZTvr"/>.</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ezfxdzbw&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2W4cKxplmh"/>(Roque, Lin and Liuzzi, 2016)<text:reference-mark-end text:name="ZOTERO_ITEM CSL_CITATION {&quot;citationID&quot;:&quot;ezfxdzbw&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2W4cKxplmh"/>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adiha and Nasrin reversed traditional helping relationship, and the child would reluctantly implement the parent’s requested technical elements of GDPS but would pointedly not explain the changes made, seemingly taking pride in knowing something that her mother didn’t.</text:p>
      <text:p text:style-name="Text_20_body"><text:soft-page-break/>Similarly, while Tehillah’s activity away from the screen while non-productive within the scope of technical progress, can be characterised as legitimate peripheral activity of observation of community activity <text:reference-mark-start text:name="ZOTERO_ITEM CSL_CITATION {&quot;citationID&quot;:&quot;oplrcnth&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mxANe0ubTa"/>(Lave, 1991 ; Rogoff, 2014)<text:reference-mark-end text:name="ZOTERO_ITEM CSL_CITATION {&quot;citationID&quot;:&quot;oplrcnth&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mxANe0ubTa"/>. Indeed the possibility for children to <text:span text:style-name="T3">not</text:span> engage in community activities is seen by Rogoff <text:reference-mark-start text:name="ZOTERO_ITEM CSL_CITATION {&quot;citationID&quot;:&quot;vztxzrme&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b20gn28NKp"/>(2003; 2016)<text:reference-mark-end text:name="ZOTERO_ITEM CSL_CITATION {&quot;citationID&quot;:&quot;vztxzrme&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b20gn28NKp"/>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text:p>
      <text:p text:style-name="Text_20_body">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P3">Following Rogoff’s <text:reference-mark-start text:name="ZOTERO_ITEM CSL_CITATION {&quot;citationID&quot;:&quot;gbqfqnz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W4nXpAvayG"/>(Rogoff, 1995)<text:reference-mark-end text:name="ZOTERO_ITEM CSL_CITATION {&quot;citationID&quot;:&quot;gbqfqnz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W4nXpAvayG"/>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citationID&quot;:&quot;aipvgrmm&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SqQaB5LxQJ"/><text:span text:style-name="T8">(Gutiérrez and Rogoff, 2003)</text:span><text:reference-mark-end text:name="ZOTERO_ITEM CSL_CITATION {&quot;citationID&quot;:&quot;aipvgrmm&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SqQaB5LxQJ"/> places greater emphasis on cultural activity as dynamic. ADD TABLE FOR GESTURES?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3">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citationID&quot;:&quot;epqsitfx&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TxS38XxG9F"/><text:span text:style-name="T8">(Redström, 2006)</text:span><text:reference-mark-end text:name="ZOTERO_ITEM CSL_CITATION {&quot;citationID&quot;:&quot;epqsitfx&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TxS38XxG9F"/>, as well as the challenges involved in undertaking such an “<text:span text:style-name="T3">operationalization of empathy</text:span>” <text:reference-mark-start text:name="ZOTERO_ITEM CSL_CITATION {&quot;citationID&quot;:&quot;joprhuhi&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YVxasA14b0"/><text:span text:style-name="T8">(Surma-aho and Hölttä-Otto, 2022, p. 1)</text:span><text:reference-mark-end text:name="ZOTERO_ITEM CSL_CITATION {&quot;citationID&quot;:&quot;joprhuhi&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YVxasA14b0"/>. From a CHAT interpretation, this process involves shifts in perspective by participants as they engage with objectives across different scopes of activity. For instance, in the vignette above, Tehillah (child) pursues a quirky design goal during her paired design work, which Susanna (parent) resists. Imagining a shift in perspective to the intended audience at a community level of interaction, the parent aims to ensure a sense of challenge for the imagined player.</text:p>
      <text:p text:style-name="Text_20_body"><text:soft-page-break/>Susanna shares “<text:span text:style-name="T3">Must be quite hard to get through that door.</text:span>” when Tehillah places the exit door high above a platform. She then continues, “<text:span text:style-name="T3">It’s no fun having a game without any hazards to avoid.</text:span>” Tehillah (child) seems determined to remove all hazards. “<text:span text:style-name="T3">It is for me!</text:span>” she counters. She may be aware of the implications for game balance but takes pleasure in this destruction of the key challenge of the game as an act of disruptive play. However, a later interaction with a peer shows that Tehillah (child) is indeed imagining the experience of the immediate audience of fellow game makers and supporting students. “<text:span text:style-name="T3">I like making it frustrating. That other people find it frustrating!</text:span>” Tehillah (child) notes the persistence of a student helper who pushes past her frustration to complete the game. Her remark, “<text:span text:style-name="T3">If people tried hard they would get to my level,</text:span>” shows her awareness that not all players will persist in the same way to reach her final level, which has only rewards and no hazards. This being a “<text:span text:style-name="T3">secret, special</text:span>” experience, which plays against the norms of platform game design, is thus intended to provoke player surprise.</text:p>
      <text:p text:style-name="Text_20_body">There are other examples of how concepts of game challenge and other aspects of gameplay experience evolved through informal feedback during playtesting and served to influence peers to modify their games to increase the enjoyment of peer players. The discussion of game challenge, specifically comments about how ‘hard’ participant games were, was a particularly common interaction during playtesting. Vignette.challenge outlines a key interaction which demonstrates norming behaviour towards Madiha(p) who has concentrated on the graphics of her game to the detriment of the level of challenges. In particular, the controls of the game are frustrating. The vignette shows varied attempts to influence Madiha to change the game variables to make the gameplay less frustrating. They praise the look of the game but offer feedback on the experience of the game mechanic of jumping. While the players do not tell Madiha directly to change the game, these comments appear to direct the direction of the design to comply with an emerging community norm of how a player jumps should feel, stemming from the participants’ feedback on the feeling of lack of control over the player’s character in the game. These behaviours are some of the informal norming behaviours that are less directive, seen in the work of Rogoff and colleagues, as explored in the literature review <text:reference-mark-start text:name="ZOTERO_ITEM CSL_CITATION {&quot;citationID&quot;:&quot;sdrjuyxw&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G93VAUo1Fh"/>(Rogoff, 2003)<text:reference-mark-end text:name="ZOTERO_ITEM CSL_CITATION {&quot;citationID&quot;:&quot;sdrjuyxw&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G93VAUo1Fh"/>.</text:p>
      <text:p text:style-name="Text_20_body">OTHER DATA? INSERT VIDEO DATA SUPPORT E.g. The use of GDPs to facilitate learners to design for others was present in 6 of the 12 video capture sessions analysed.</text:p>
      <text:p text:style-name="Text_20_body">The two examples explored abov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text:p>
      <text:p text:style-name="Text_20_body">CHAT INTERPRETATION ORE LEAVE TILL DISCUSSION? In both situations,</text:p>
      <text:h text:style-name="Heading_20_3" text:outline-level="3"><text:bookmark-start text:name="gdps-facilitate-the-use-of-wider-funds-of-knowledge-and-interest"/>GDPs facilitate the use of wider funds of knowledge and interest<text:bookmark-end text:name="gdps-facilitate-the-use-of-wider-funds-of-knowledge-and-interest"/></text:h>
      <text:p text:style-name="P3">GDPs can allow participants to share and explore funds of knowledge and interest in the emerging learning community. One premise driving my exploration of the use of gameplay features in pedagogy is that the tacit knowledge of gaming conventions among most family members is extensive, even if they are not avid gamers, due to the extensive influence of video <text:soft-page-break/>game culture in mainstream culture, including contexts of family life <text:reference-mark-start text:name="ZOTERO_ITEM CSL_CITATION {&quot;citationID&quot;:&quot;hwmmwmhe&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Fry8GnN6a7"/><text:span text:style-name="T13">(Itō </text:span><text:span text:style-name="T11">et al.</text:span><text:span text:style-name="T13">, 2010; Livingstone </text:span><text:span text:style-name="T11">et al.</text:span><text:span text:style-name="T13">, 2018)</text:span><text:reference-mark-end text:name="ZOTERO_ITEM CSL_CITATION {&quot;citationID&quot;:&quot;hwmmwmhe&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Fry8GnN6a7"/>, particularly retro gaming <text:reference-mark-start text:name="ZOTERO_ITEM CSL_CITATION {&quot;citationID&quot;:&quot;ddjiyxqv&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2A6Z38UYYc"/>(Heineman, 2014)<text:reference-mark-end text:name="ZOTERO_ITEM CSL_CITATION {&quot;citationID&quot;:&quot;ddjiyxqv&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2A6Z38UYYc"/>. As such, the process of facilitating ways to surface and work with such tacit knowledge aligns with Moll’s concept of funds of knowledge, and, potentially, funds of identity <text:reference-mark-start text:name="ZOTERO_ITEM CSL_CITATION {&quot;citationID&quot;:&quot;qjhiclyp&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9ceWtJDI4p"/>(Esteban-Guitart and Moll, 2014; Fasso and Knight, 2020)<text:reference-mark-end text:name="ZOTERO_ITEM CSL_CITATION {&quot;citationID&quot;:&quot;qjhiclyp&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9ceWtJDI4p"/>. Within a CHAT framework, these funds of identity and knowledge can be seen as tools that facilitate the transfer of potentially useful concepts and practices across the boundaries between activity systems, in this case, between home activity and that happening in this game-making community. The associated inclusive benefits of working with participants’ home interests are explored by Barron <text:reference-mark-start text:name="ZOTERO_ITEM CSL_CITATION {&quot;citationID&quot;:&quot;lvkgisqz&quot;,&quot;properties&quot;:{&quot;formattedCitation&quot;:&quot;(Barron, 2006a, 2010)&quot;,&quot;plainCitation&quot;:&quot;(Barron, 2006a,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orZq3XIKaM"/>(Barron, 2006a, 2010)<text:reference-mark-end text:name="ZOTERO_ITEM CSL_CITATION {&quot;citationID&quot;:&quot;lvkgisqz&quot;,&quot;properties&quot;:{&quot;formattedCitation&quot;:&quot;(Barron, 2006a, 2010)&quot;,&quot;plainCitation&quot;:&quot;(Barron, 2006a,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orZq3XIKaM"/> and similar work by Gutiérrez on third spaces <text:reference-mark-start text:name="ZOTERO_ITEM CSL_CITATION {&quot;citationID&quot;:&quot;sblzsfmw&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sGc2SQ5ViK"/><text:span text:style-name="T8">(Gutiérrez, 2008)</text:span><text:reference-mark-end text:name="ZOTERO_ITEM CSL_CITATION {&quot;citationID&quot;:&quot;sblzsfmw&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sGc2SQ5ViK"/>. Existing research outlines the motivations for social making incorporating gaming cultural elements <text:reference-mark-start text:name="ZOTERO_ITEM CSL_CITATION {&quot;citationID&quot;:&quot;urldppnp&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QR0roVrrZw"/><text:span text:style-name="T13">(Gee, 2003; Itō </text:span><text:span text:style-name="T11">et al.</text:span><text:span text:style-name="T13">, 2010)</text:span><text:reference-mark-end text:name="ZOTERO_ITEM CSL_CITATION {&quot;citationID&quot;:&quot;urldppnp&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QR0roVrrZw"/> and the ability to make personalised game assets and narratives, which sustain engagement in digital making projects <text:reference-mark-start text:name="ZOTERO_ITEM CSL_CITATION {&quot;citationID&quot;:&quot;vbcyemfv&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gu2dlw87Pn"/>(Sefton-Green, 2013)<text:reference-mark-end text:name="ZOTERO_ITEM CSL_CITATION {&quot;citationID&quot;:&quot;vbcyemfv&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gu2dlw87Pn"/>.</text:p>
      <text:p text:style-name="Text_20_body">In the last chapter, I outlined processes facilitating participants in creating and incorporating graphical, audio assets, and narrative elements into their games, and, referencing Appendix.tech.gameframework, briefly outlined how these elements were themed as <text:span text:style-name="T3">Game Polish</text:span> items within a typology of GDPs, which aligned with the MDA (mechanics, dynamics, and aesthetics) game element framework explored in Chapter 2. The different types of GDPs available to participants to choose from in the menu of GDP documentation and code snippets allowed for a choice in participant making paths, enabling alignment with home interests. This point is well illustrated via the domain of polish/aesthetics in Vignette 5, where Madiha and Nasrin show identification with the graphical-making process and the process of bringing that aspect of creativity into their games. Beyond their internal family interaction, they share this artistic flair and attention to detail with the emerging learning community. Another pair Clive and Pearl, the grandparents of Toby, included a narrative message at the start of their game surfacing the interest and expertise of the family as beekeepers (see V6). This sparked interesting conversations with other participants.</text:p>
      <text:p text:style-name="Text_20_body">In addition to issues of aesthetics, home knowledge of game mechanics and dynamics (the M and D of the MDA framework) also contributed to emerging cultural repertoires. As explored in the previous section, Vignette 4 gives several examples of participant feedback on the dynamics of Madiha’s game in the level of the challenge experienced by players. Peers shared their experience of what makes a good game to bear in the feedback they shared. Turning to the area game mechanics, In see V1.b Bertie(c) comments on Toby(c)’s game, which has a dominant game experience of timed jumping: “<text:span text:style-name="T3">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citationID&quot;:&quot;viffpcru&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kFI4vS6YVI"/>(Wenger, 1998)<text:reference-mark-end text:name="ZOTERO_ITEM CSL_CITATION {&quot;citationID&quot;:&quot;viffpcru&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kFI4vS6YVI"/>.</text:p>
      <text:p text:style-name="P20"><text:soft-page-break/>Thus observations from video data in this study support existing research which highlight the motivating potential of incorporating home interests in games, coding and media projects <text:reference-mark-start text:name="ZOTERO_ITEM CSL_CITATION {&quot;citationID&quot;:&quot;ajjhtgqo&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TrgnNCok81"/>(Papert, 1980; Resnick, 2012)<text:reference-mark-end text:name="ZOTERO_ITEM CSL_CITATION {&quot;citationID&quot;:&quot;ajjhtgqo&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TrgnNCok81"/>. They also support findings of other research on the use of funds of knowledge and interest in digital projects as motivating factors and as a way to overcome barriers to alien cultures <text:reference-mark-start text:name="ZOTERO_ITEM CSL_CITATION {&quot;citationID&quot;:&quot;qnkjsurd&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bLzsuAfoxh"/><text:span text:style-name="T13">(Moje </text:span><text:span text:style-name="T11">et al.</text:span><text:span text:style-name="T13">, 2001; Gutiérrez </text:span><text:span text:style-name="T11">et al.</text:span><text:span text:style-name="T13">, 2019)</text:span><text:reference-mark-end text:name="ZOTERO_ITEM CSL_CITATION {&quot;citationID&quot;:&quot;qnkjsurd&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bLzsuAfoxh"/>. This research also aligns with PBL research that indicates that allowing participants to incorporate home interests can be highly motivating both in initial stages <text:reference-mark-start text:name="ZOTERO_ITEM CSL_CITATION {&quot;citationID&quot;:&quot;grweirwq&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PfQXp5r2Ww"/><text:span text:style-name="T13">(Swirski, Baram-Tsabari and Yarden, 2018; Penuel </text:span><text:span text:style-name="T11">et al.</text:span><text:span text:style-name="T13">, 2022)</text:span><text:reference-mark-end text:name="ZOTERO_ITEM CSL_CITATION {&quot;citationID&quot;:&quot;grweirwq&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PfQXp5r2Ww"/>, and to sustain activity and overcome problems in order to share the personalised object created <text:reference-mark-start text:name="ZOTERO_ITEM CSL_CITATION {&quot;citationID&quot;:&quot;swotygyo&quot;,&quot;properties&quot;:{&quot;formattedCitation&quot;:&quot;(Barron, 2006b)&quot;,&quot;plainCitation&quot;:&quot;(Barron, 2006b)&quot;,&quot;noteIndex&quot;:0},&quot;citationItems&quot;:[{&quot;id&quot;:1712,&quot;uris&quot;:[&quot;http://zotero.org/users/1913249/items/X4PI5BN4&quot;],&quot;itemData&quot;:{&quot;id&quot;:1712,&quot;type&quot;:&quot;article-journal&quot;,&quot;container-title&quot;:&quot;Human Development&quot;,&quot;DOI&quot;:&quot;10.1159/000094368&quot;,&quot;ISSN&quot;:&quot;1423-0054, 0018-716X&quot;,&quot;issue&quot;:&quot;4&quot;,&quot;language&quot;:&quot;en&quot;,&quot;page&quot;:&quot;193-224&quot;,&quot;source&quot;:&quot;CrossRef&quot;,&quot;title&quot;:&quot;Interest and Self-Sustained Learning as Catalysts of Development: A Learning Ecology Perspective&quot;,&quot;title-short&quot;:&quot;Interest and Self-Sustained Learning as Catalysts of Development&quot;,&quot;URL&quot;:&quot;http://www.karger.com/doi/10.1159/000094368&quot;,&quot;volume&quot;:&quot;49&quot;,&quot;author&quot;:[{&quot;family&quot;:&quot;Barron&quot;,&quot;given&quot;:&quot;Brigid&quot;}],&quot;accessed&quot;:{&quot;date-parts&quot;:[[&quot;2017&quot;,10,16]]},&quot;issued&quot;:{&quot;date-parts&quot;:[[&quot;2006&quot;]]},&quot;citation-key&quot;:&quot;barron_interest_2006&quot;},&quot;prefix&quot;:&quot;&quot;,&quot;suffix&quot;:&quot;&quot;}],&quot;schema&quot;:&quot;https://github.com/citation-style-language/schema/raw/master/csl-citation.json&quot;} RNDbyrzSLEqZO"/>(Barron, 2006b)<text:reference-mark-end text:name="ZOTERO_ITEM CSL_CITATION {&quot;citationID&quot;:&quot;swotygyo&quot;,&quot;properties&quot;:{&quot;formattedCitation&quot;:&quot;(Barron, 2006b)&quot;,&quot;plainCitation&quot;:&quot;(Barron, 2006b)&quot;,&quot;noteIndex&quot;:0},&quot;citationItems&quot;:[{&quot;id&quot;:1712,&quot;uris&quot;:[&quot;http://zotero.org/users/1913249/items/X4PI5BN4&quot;],&quot;itemData&quot;:{&quot;id&quot;:1712,&quot;type&quot;:&quot;article-journal&quot;,&quot;container-title&quot;:&quot;Human Development&quot;,&quot;DOI&quot;:&quot;10.1159/000094368&quot;,&quot;ISSN&quot;:&quot;1423-0054, 0018-716X&quot;,&quot;issue&quot;:&quot;4&quot;,&quot;language&quot;:&quot;en&quot;,&quot;page&quot;:&quot;193-224&quot;,&quot;source&quot;:&quot;CrossRef&quot;,&quot;title&quot;:&quot;Interest and Self-Sustained Learning as Catalysts of Development: A Learning Ecology Perspective&quot;,&quot;title-short&quot;:&quot;Interest and Self-Sustained Learning as Catalysts of Development&quot;,&quot;URL&quot;:&quot;http://www.karger.com/doi/10.1159/000094368&quot;,&quot;volume&quot;:&quot;49&quot;,&quot;author&quot;:[{&quot;family&quot;:&quot;Barron&quot;,&quot;given&quot;:&quot;Brigid&quot;}],&quot;accessed&quot;:{&quot;date-parts&quot;:[[&quot;2017&quot;,10,16]]},&quot;issued&quot;:{&quot;date-parts&quot;:[[&quot;2006&quot;]]},&quot;citation-key&quot;:&quot;barron_interest_2006&quot;},&quot;prefix&quot;:&quot;&quot;,&quot;suffix&quot;:&quot;&quot;}],&quot;schema&quot;:&quot;https://github.com/citation-style-language/schema/raw/master/csl-citation.json&quot;} RNDbyrzSLEqZO"/>. I also propose that this use of the MDA framework as a way of providing varied learning pathways has potential to aid facilitators to align with existing inclusive pedagogy, a point I explore in more detail in the discussion section.</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As the process of playtesting emerged, community norms began to develop, some of which where influenced by home experience of game playing. Vignette 4 (V4.a) outlines the community norming of Madiha(p)’s game to conform to expected standards of a platform game.</text:p>
      <text:p text:style-name="Text_20_body">In part two of Vignette 1, Toby’s work adding 21 levels to his game is noticed by Bertie who then asks Toby, “<text:span text:style-name="T3">Can you show me how you add more levels on to yours?</text:span>”</text:p>
      <text:p text:style-name="Text_20_body">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Other examples of propagating patterns include placing hazards in tricky places like a lava pit, the use of moving enemies and changes to jump dynamics.</text:p>
      <text:p text:style-name="Text_20_body">In addition to the propagation of GDPs offered in the menu of supporting documentation, other gameplay patterns and related design concepts emerged organically from the community. For example, Olive’s concept of a level that eschews challenge and offers only rewards, a type of bonus stage pattern, emerged through playful experimentation (see Vignette 2). Similarly, the concept of a safe zone in the game of Pearl and Clive arrived as a direct result of adding a moving enemies GDP. The extensive use of that pattern dominated the game challenge to such an extent that it became essential for players to quickly identify and use ‘safe zones’. These novel <text:soft-page-break/>concepts may have emerged spontaneously or have a source in part from participants’ funds of gaming knowledge. In either case, once the concept of safe zone or bonus level enters the linguistic and coding repertoire of this community of game makers, they may spread if other participants pick up on them. Even if other participants only noticed the use of GDPs and used approximate terminology to comment on them during playtesting, this form of activity can be seen as legitimate peripheral participation <text:reference-mark-start text:name="ZOTERO_ITEM CSL_CITATION {&quot;citationID&quot;:&quot;iwpqtuug&quot;,&quot;properties&quot;:{&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uffix&quot;:&quot;&quot;}],&quot;schema&quot;:&quot;https://github.com/citation-style-language/schema/raw/master/csl-citation.json&quot;} RNDLjUsidzF4M"/>(Lave and Wenger, 1991; Guzdial and Tew, 2006)<text:reference-mark-end text:name="ZOTERO_ITEM CSL_CITATION {&quot;citationID&quot;:&quot;iwpqtuug&quot;,&quot;properties&quot;:{&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uffix&quot;:&quot;&quot;}],&quot;schema&quot;:&quot;https://github.com/citation-style-language/schema/raw/master/csl-citation.json&quot;} RNDLjUsidzF4M"/>, and thus a helpful practice contributing to the emerging ecosystems of the learning community.</text:p>
      <text:p text:style-name="P20">This section has explored the use of GDPs within strategies and processes that occur at a community level in a way that demonstrates the transfer between different activity systems, supporting Gutiérrez’s perspective <text:reference-mark-start text:name="ZOTERO_ITEM CSL_CITATION {&quot;citationID&quot;:&quot;qodpasnv&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pQLRW48MdJ"/><text:span text:style-name="T8">(Gutiérrez, 2008)</text:span><text:reference-mark-end text:name="ZOTERO_ITEM CSL_CITATION {&quot;citationID&quot;:&quot;qodpasnv&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pQLRW48MdJ"/> regarding the importance of transcending borders and linguistic practices between sites of learning. Playtesting served as a medium for a shared idioculture to emerge and, as such, became a significant part of the pedagogy of the learning design. While the design processes directly linked to implementing GDPs were among the most significant in the video data, others were present. The role of playtesting and other community interactions, including warm-up games and session reflections, are explored in relation to the development of agency in the following chapter.</text:p>
      <text:h text:style-name="Heading_20_2" text:outline-level="2"><text:bookmark-start text:name="reduced-discussion-section"/>Reduced discussion section<text:bookmark-end text:name="reduced-discussion-section"/></text:h>
      <text:h text:style-name="Heading_20_3" text:outline-level="3"><text:bookmark-start text:name="intro-in-relation-to-mediation-and-repertoires"/>Intro in relation to mediation and repertoires<text:bookmark-end text:name="intro-in-relation-to-mediation-and-repertoires"/></text:h>
      <text:p text:style-name="P2">TADS / sannino vs gutierrez - and the purpose of inclusivity / equity</text:p>
      <text:p text:style-name="Text_20_body">This section continues analysis of the diverse roles of GDPs the game making activity using CHAT concepts including: GDP use as mediational tools, as incorporated part of wider repertoires of practice, and the role of GDPs within participant development of transformational agency.</text:p>
      <text:p text:style-name="Text_20_body">Addressing GDPs as a mediational tool. Chapter 5 outlined design decisions and this chapter explored the impact. For example, the uses of the quick start activities, tutorials and code snippets as supporting tools, if viewed in isolation can been as more straight forward, triangular form of subject, tool, object mediation (see Chapter 4 diagram).</text:p>
      <text:p text:style-name="Text_20_body">Turning to repertoires, other non-GDP elements of the learning design are mixed together in these emerging repertoires and thus to neglect to explore them would give an incomplete picture. Gutiérrez’s focus on repertoires of practice draws on the importance of wider cultural focus of the learning process.</text:p>
      <text:p text:style-name="Preformatted_20_Text">Such a perspective on the relationship between culture and learning is also about attention to the “cultural mediation of thinking” (Moll, 1998) cited in [@digiacomo_seven_2017] p.44</text:p>
      <text:p text:style-name="First_20_paragraph">Of particular relevance here is Gutiérrez’s focus on movement of identity between settings and the role of facilitators to facilitate this via learning design.</text:p>
      <text:p text:style-name="Text_20_body">In this chapter’s discussion this wider focus on cultural elements is addressed via an exploration of flexible approaches to the design practice, it is also explored in the following chapter in an <text:soft-page-break/>exploration of the evolving culture of this communities playtesting practices.</text:p>
      <text:p text:style-name="Text_20_body">The third aspect is the more experimental, innovative form of mediation within TADS [Sannio]. This aspect is explored to an extent here, SAY HOW, but is also taken up in more detail in the following chapter.</text:p>
      <text:h text:style-name="Heading_20_3" text:outline-level="3"><text:bookmark-start text:name="observations-and-analysis-on-interventions-to-aid-construction-of-repertoires-of-practice"/>Observations and analysis on interventions to aid construction of repertoires of practice<text:bookmark-end text:name="observations-and-analysis-on-interventions-to-aid-construction-of-repertoires-of-practice"/></text:h>
      <text:p text:style-name="First_20_paragraph">Bring in elements of side missions, drama process and maker types.</text:p>
      <text:p text:style-name="Text_20_body">HOW EXACTLY TO DO THIS - AND IS THIS THE RIGHT PLACE? OR NEXT CHAPTER? OR DROP?</text:p>
      <text:h text:style-name="Heading_20_3" text:outline-level="3"><text:bookmark-start text:name="observations-on-emerging-design-practices"/>Observations on emerging design practices<text:bookmark-end text:name="observations-on-emerging-design-practices"/></text:h>
      <text:p text:style-name="First_20_paragraph">I propose that new GDPs elements can be integrated with existing home repertoires of practice to form novel flexible design practices.</text:p>
      <text:p text:style-name="Text_20_body">Several of the observations in vignettes described above, especially those involving interpersonal guided participation, detail the interweaving of novel concepts and practices with existing repertoires. An example being the use of visual prototyping explored above and in more detail in appendix.prototyping.</text:p>
      <text:p text:style-name="Text_20_body">In the previous chapter I outlined this learning design as aligned more with a step-based approach than a design-build-test one. As mentioned in Chapter 3, the process of examining video data also did not align with common design thinking stages as I initially thought might be the cas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D&quot;:&quot;kgkasovp&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iriXgYDnQP"/>(Kuby, 2016)<text:reference-mark-end text:name="ZOTERO_ITEM CSL_CITATION {&quot;citationID&quot;:&quot;kgkasovp&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iriXgYDnQP"/></text:p>
      <text:p text:style-name="Text_20_body">This section therefore describes a set of evolving and flexible design practices as a counterpoint to design thinking stages. These practices includes emerging norms, DoL, and community behaviour.</text:p>
      <text:p text:style-name="P19">Observations and evidence on flexible design practice</text:p>
      <text:p text:style-name="Text_20_body">As typified in vignette 1 and 5 , some younger participants in particular developed impressively fluid practice demonstrating extremely rapids shifts between code editing, game testing, authoring assets in online tools and migrating files often while talking with peers. Some older participants also showed rapid, responsive creativity. Grandad Clive quickly incorporated a boost to player health after a level after being given feedback during playtesting [EVIDENCE?].</text:p>
      <text:p text:style-name="Text_20_body"><text:soft-page-break/>At other times design processes were experimental with no clear end goal. In exploring sound making software Ed and Mark start a process of tinkering and messing about with the capability of the tools which spurs creativity. The joint improvised process created two different soundtracks. This sparks a new proposal to incorporate different soundtracks for different levels. Pairs often adopted a similar spirit of improvisation. In V7 Dan(p) makes a suggestion - “Use paper to design?” - to which Toby(c) replies “I’m just going with it.”</text:p>
      <text:p text:style-name="Text_20_body"><text:span text:style-name="T1">Lingua Franca return?:</text:span> The examples of this chapter show the importance of GDPS as a lingua franca to facilitate these kinds of flexible responsive collaboration.</text:p>
      <text:p text:style-name="Text_20_body">These observations of the value of flexible design processes, invite discussion on how best to conceptualise and support these flexible approaches. One potentially fruitful perspective is that ofrhizomatic design approaches <text:reference-mark-start text:name="ZOTERO_ITEM CSL_CITATION {&quot;citationID&quot;:&quot;ytmlwyyx&quot;,&quot;properties&quot;:{&quot;formattedCitation&quot;:&quot;(de Freitas, 2012)&quot;,&quot;plainCitation&quot;:&quot;(de Freitas, 2012)&quot;,&quot;noteIndex&quot;:0},&quot;citationItems&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OTBB4kzY7d"/>(de Freitas, 2012)<text:reference-mark-end text:name="ZOTERO_ITEM CSL_CITATION {&quot;citationID&quot;:&quot;ytmlwyyx&quot;,&quot;properties&quot;:{&quot;formattedCitation&quot;:&quot;(de Freitas, 2012)&quot;,&quot;plainCitation&quot;:&quot;(de Freitas, 2012)&quot;,&quot;noteIndex&quot;:0},&quot;citationItems&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OTBB4kzY7d"/>. Research exists on the promise of rhizomatic approaches design thinking in creative educational programmes <text:reference-mark-start text:name="ZOTERO_ITEM CSL_CITATION {&quot;citationID&quot;:&quot;lutxgtzi&quot;,&quot;properties&quot;:{&quot;formattedCitation&quot;:&quot;(Biffi, Bissola and Imperatori, 2017)&quot;,&quot;plainCitation&quot;:&quot;(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ZVcqEp7YT4"/>(Biffi, Bissola and Imperatori, 2017)<text:reference-mark-end text:name="ZOTERO_ITEM CSL_CITATION {&quot;citationID&quot;:&quot;lutxgtzi&quot;,&quot;properties&quot;:{&quot;formattedCitation&quot;:&quot;(Biffi, Bissola and Imperatori, 2017)&quot;,&quot;plainCitation&quot;:&quot;(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ZVcqEp7YT4"/>. However researchers identify significant competencies required including to “identify and synthesize the body of technical and even complex knowledge into a feasible structure” <text:reference-mark-start text:name="ZOTERO_ITEM CSL_CITATION {&quot;citationID&quot;:&quot;pwcjfqpr&quot;,&quot;properties&quot;:{&quot;formattedCitation&quot;:&quot;(Biffi, Bissola and Imperatori, 2017, p. 972)&quot;,&quot;plainCitation&quot;:&quot;(Biffi, Bissola and Imperatori, 2017, p. 972)&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jSIdashuh4"/>(Biffi, Bissola and Imperatori, 2017, p. 972)<text:reference-mark-end text:name="ZOTERO_ITEM CSL_CITATION {&quot;citationID&quot;:&quot;pwcjfqpr&quot;,&quot;properties&quot;:{&quot;formattedCitation&quot;:&quot;(Biffi, Bissola and Imperatori, 2017, p. 972)&quot;,&quot;plainCitation&quot;:&quot;(Biffi, Bissola and Imperatori, 2017, p. 972)&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jSIdashuh4"/>, which are not well-aligned with the age group of this context.</text:p>
      <text:p text:style-name="P20">So instead of rhizomatic design, I propose that the tools, process and the community in this study mutually encourage an improvisational approach often referred to as <text:span text:style-name="T3">jamming</text:span>. While the processes identified are often improvised, there is a group element of the process where makers pick up techniques from other makers in the group. I suggest that such <text:span text:style-name="T3">jamming</text:span> can be facilitated as a way of encouraging co-development of practices and making styles as proposed by Gutiérrez and Rogoff <text:reference-mark-start text:name="ZOTERO_ITEM CSL_CITATION {&quot;citationID&quot;:&quot;uxyelmuq&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34jklbwItc"/><text:span text:style-name="T8">(Gutiérrez and Rogoff, 2003)</text:span><text:reference-mark-end text:name="ZOTERO_ITEM CSL_CITATION {&quot;citationID&quot;:&quot;uxyelmuq&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34jklbwItc"/></text:p>
      <text:p text:style-name="P20">Restrictions in creativity are important here. The restricted genre, pixel art format and templated approach act not only as technical scaffolds but also aligns with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dwqsyehe&quot;,&quot;properties&quot;:{&quot;formattedCitation&quot;:&quot;(Gabler {\\i{}et al.}, 2005)&quot;,&quot;plainCitation&quot;:&quot;(Gabler et al., 2005)&quot;,&quot;noteIndex&quot;:0},&quot;citationItems&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jjUNw0tAt8"/><text:span text:style-name="T13">(Gabler </text:span><text:span text:style-name="T11">et al.</text:span><text:span text:style-name="T13">, 2005)</text:span><text:reference-mark-end text:name="ZOTERO_ITEM CSL_CITATION {&quot;citationID&quot;:&quot;dwqsyehe&quot;,&quot;properties&quot;:{&quot;formattedCitation&quot;:&quot;(Gabler {\\i{}et al.}, 2005)&quot;,&quot;plainCitation&quot;:&quot;(Gabler et al., 2005)&quot;,&quot;noteIndex&quot;:0},&quot;citationItems&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jjUNw0tAt8"/>.</text:p>
      <text:p text:style-name="P20">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qxcpbkml&quot;,&quot;properties&quot;:{&quot;formattedCitation&quot;:&quot;(Goddard, Byrne and Mueller, 2014)&quot;,&quot;plainCitation&quot;:&quot;(Goddard, Byrne and Mueller,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vVC0wihjVC"/>(Goddard, Byrne and Mueller, 2014)<text:reference-mark-end text:name="ZOTERO_ITEM CSL_CITATION {&quot;citationID&quot;:&quot;qxcpbkml&quot;,&quot;properties&quot;:{&quot;formattedCitation&quot;:&quot;(Goddard, Byrne and Mueller, 2014)&quot;,&quot;plainCitation&quot;:&quot;(Goddard, Byrne and Mueller,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vVC0wihjVC"/>. Game jams often prize innovation and originality. Recent research posits that Game Jams can be profitably used in formal education contexts <text:reference-mark-start text:name="ZOTERO_ITEM CSL_CITATION {&quot;citationID&quot;:&quot;zanfrsix&quot;,&quot;properties&quot;:{&quot;formattedCitation&quot;:&quot;(Aurava {\\i{}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YyXFcd2vh2"/><text:span text:style-name="T13">(Aurava </text:span><text:span text:style-name="T11">et al.</text:span><text:span text:style-name="T13">, 2021)</text:span><text:reference-mark-end text:name="ZOTERO_ITEM CSL_CITATION {&quot;citationID&quot;:&quot;zanfrsix&quot;,&quot;properties&quot;:{&quot;formattedCitation&quot;:&quot;(Aurava {\\i{}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YyXFcd2vh2"/>, although there is scant guidance on how to address potentially problematic issues (list these). A complementary approach would be to significantly adapt the overall Game Jam format and to add greater scaffolding to the process as in the learning design of this research. Jamming in a musical context on the other hand takes place within an introduced but ideally familiar frame work. In musical terms this may be improvising around a familiar popular song, here it is adapting a template of a familiar game genre.</text:p>
      <text:p text:style-name="Text_20_body">WRAP UP SOMEHOW ?</text:p>
      <text:p text:style-name="Text_20_body"><text:soft-page-break/>In the conclusing chapter I propose that this exploring these process can have value in other areas of digital making, and beyond.</text:p>
      <text:h text:style-name="Heading_20_4" text:outline-level="4"><text:bookmark-start text:name="the-potential-of-open-creative-spaces-to-facilitate-emergent-social-and-cultural-activities-in-evolving-idioculture---move-later-just-a-signpost-to-later---park-for-now"/>The potential of open / creative spaces to facilitate emergent social and cultural activities in evolving idioculture - MOVE LATER/ JUST A SIGNPOST TO LATER - PARK, FOR NOW?<text:bookmark-end text:name="the-potential-of-open-creative-spaces-to-facilitate-emergent-social-and-cultural-activities-in-evolving-idioculture---move-later-just-a-signpost-to-later---park-for-now"/></text:h>
      <text:p text:style-name="P2">It is of value to create spaces to leverage the potential of in-between moments for participants - playtesting or non-productive</text:p>
      <text:p text:style-name="Text_20_body">To support the development of emerging practices I introduced, social missions, drama frame and concepts of maker types.</text:p>
      <text:p text:style-name="Text_20_body">In retrospect, many of the social missions explored above encouraged activity outside of established design stages. For example the lively discussion about game playing in response to the mission to <text:span text:style-name="T3">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identify and specialism here.</text:p>
      <text:p text:style-name="Text_20_body">This a concept is developed later in this discussion.</text:p>
      <text:h text:style-name="Heading_20_2" text:outline-level="2"><text:bookmark-start text:name="conclusion"/>Conclusion<text:bookmark-end text:name="conclusion"/></text:h>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text:soft-page-break/>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3" text:outline-level="3"><text:bookmark-start text:name="conclusion-proper"/>Conclusion proper<text:bookmark-end text:name="conclusion-proper"/></text:h>
      <text:p text:style-name="First_20_paragraph">The observations of this chapter show the advantages of GDP as an intermediate, relatable design framework, occupying a the space between too concrete to be repeated and too theoretical to be grasped by novice game makers. The use of GDP concepts can create a tangible link between concrete player experience and the affordances of a guided creative process. Learners use of GDP as relatable and flexible constructs that facilitate communication, sustaining engagement, planning and division of labour. On a cultural plane, using GDPs can aid the propagation of technical and social processes game making practices within an emerging community of learners. GDPs served both researchers and participants by <text:span text:style-name="T3">providing a common language</text:span> to clarify first learner expression and researcher’s analysis of gameplay experience. GDPs functioned as an <text:span text:style-name="T3">inspirational structured design tool</text:span> .</text:p>
      <text:p text:style-name="Text_20_body">NEXT CHAPTER? The utility of a patterns and their collection as a form <text:span text:style-name="T3">intermediate-level knowledge</text:span> by both researchers and participants is shown in part by in a growing sense of mastery towards technical processes becoming second nature and the resulting ability to share them with family and other peer groups.</text:p>
      <text:p text:style-name="P20">On a theoretical plane, this chapter has outlined the evolving use of GDPs as a meditational strategy to develop coding repertoires that are often shared. CHAT frames diverse use of shared resources and concepts, in this case GDPs, as meditational strategies which can involved into repertoires of practice <text:reference-mark-start text:name="ZOTERO_ITEM CSL_CITATION {&quot;citationID&quot;:&quot;hvepbceg&quot;,&quot;properties&quot;:{&quot;formattedCitation&quot;:&quot;(Lecusay, 2015; Guti\\uc0\\u233{}rrez {\\i{}et al.}, 2019)&quot;,&quot;plainCitation&quot;:&quot;(Lecusay, 2015; Gutiérrez et al., 2019)&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5TXv8WvQiI"/><text:span text:style-name="T13">(Lecusay, 2015; Gutiérrez </text:span><text:span text:style-name="T11">et al.</text:span><text:span text:style-name="T13">, 2019)</text:span><text:reference-mark-end text:name="ZOTERO_ITEM CSL_CITATION {&quot;citationID&quot;:&quot;hvepbceg&quot;,&quot;properties&quot;:{&quot;formattedCitation&quot;:&quot;(Lecusay, 2015; Guti\\uc0\\u233{}rrez {\\i{}et al.}, 2019)&quot;,&quot;plainCitation&quot;:&quot;(Lecusay, 2015; Gutiérrez et al., 2019)&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5TXv8WvQiI"/>. These concepts and this framing of learning as participation in community repertoires, are explored in the next chapter in relation to participant agency using examples that extend beyond the use of GDPs to other cultural processes. While the development of agency has not been the primary focus of this chapter, the processes of community adaptation of GDP use can be directly linked to conceptions of transformative agency explored in Chapter 4. The next chapter explores cultural aspects in greater detail continuing to explore emergent agency in this research.</text:p>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1">A tension in use of norming practices and participant choice?</text:span></text:p>
      <text:h text:style-name="Heading_20_3" text:outline-level="3"><text:bookmark-start text:name="future-work-on-abstraction-layers-of-abstraction-gdps-and-the-mda-framework"/><text:soft-page-break/>Future work on abstraction, layers of abstraction GDPs and the MDA framework<text:bookmark-end text:name="future-work-on-abstraction-layers-of-abstraction-gdps-and-the-mda-framework"/></text:h>
      <text:p text:style-name="P2">Move to conclusion or appendix? - appendix for now?</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4" text:outline-level="4"><text:bookmark-start text:name="observations-on-making-styles"/>Observations on making styles<text:bookmark-end text:name="observations-on-making-styles"/></text:h>
      <text:p text:style-name="First_20_paragraph">This section returns to game making types explored in Chapter 5. TO DEVELOP</text:p>
      <text:p text:style-name="Text_20_body">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text:p>
      <text:p text:style-name="Text_20_body"><text:soft-page-break/>Other players created impossible or overly easy game levels.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epmvynps&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qDaI1zmgtC"/>(Sutton-smith, 2001)<text:reference-mark-end text:name="ZOTERO_ITEM CSL_CITATION {&quot;citationID&quot;:&quot;epmvynps&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qDaI1zmgtC"/>.</text:p>
      <text:p text:style-name="Text_20_body">The process of exploring identity via side missions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h text:style-name="Heading_20_4" text:outline-level="4"><text:bookmark-start text:name="a-focus-on-the-value-of-changing-roles---especially-peer-teaching-as-reinforcing-learning"/>A focus on the value of changing roles - especially peer teaching as reinforcing learning<text:bookmark-end text:name="a-focus-on-the-value-of-changing-roles---especially-peer-teaching-as-reinforcing-learning"/></text:h>
      <text:p text:style-name="First_20_paragraph">A role or style that is not fully captured is that of peer learning, although it is implied within the socialisers and magpie makers.</text:p>
      <text:p text:style-name="Text_20_body">CAN THIS BE ADDED INTO THE CODING SCHEMA</text:p>
      <text:h text:style-name="Heading_20_3" text:outline-level="3"><text:bookmark-start text:name="discussion-on-making-types-and-side-missions"/>Discussion on making types and side missions<text:bookmark-end text:name="discussion-on-making-types-and-side-missions"/></text:h>
      <text:p text:style-name="First_20_paragraph">THIS WOULD NEED MORE DISCUSSION OR INTRODUCTION - PLAYER TYPES NOT IN CHAPTER 5 ANY MORE</text:p>
      <text:p text:style-name="P20">Begin discussion with reference to <text:reference-mark-start text:name="ZOTERO_ITEM CSL_CITATION {&quot;citationID&quot;:&quot;hrqlgsif&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ZSX4HV7PBI"/><text:span text:style-name="T8">(Gutiérrez and Rogoff, 2003)</text:span><text:reference-mark-end text:name="ZOTERO_ITEM CSL_CITATION {&quot;citationID&quot;:&quot;hrqlgsif&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ZSX4HV7PBI"/> on “Helping Students Learn: Having Styles or Participating in Practices”, and a careful statement to avoid over generalisation here, but at the same time recognise the value of emerging practices and styles.</text:p>
      <text:p text:style-name="Text_20_body">Thus I am not suggesting that these styles make up a ridgid typology to be replicated in other settings, instead, in line with Gutierrez and Rogoff <text:reference-mark-start text:name="ZOTERO_ITEM CSL_CITATION {&quot;citationID&quot;:&quot;wggbnxpn&quot;,&quot;properties&quot;:{&quot;formattedCitation&quot;:&quot;(2003, p. 20)&quot;,&quot;plainCitation&quot;:&quot;(2003, p. 20)&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0&quot;,&quot;suppress-author&quot;:true,&quot;prefix&quot;:&quot;&quot;}],&quot;schema&quot;:&quot;https://github.com/citation-style-language/schema/raw/master/csl-citation.json&quot;} RNDC8YdTlslxa"/>(2003, p. 20)<text:reference-mark-end text:name="ZOTERO_ITEM CSL_CITATION {&quot;citationID&quot;:&quot;wggbnxpn&quot;,&quot;properties&quot;:{&quot;formattedCitation&quot;:&quot;(2003, p. 20)&quot;,&quot;plainCitation&quot;:&quot;(2003, p. 20)&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0&quot;,&quot;suppress-author&quot;:true,&quot;prefix&quot;:&quot;&quot;}],&quot;schema&quot;:&quot;https://github.com/citation-style-language/schema/raw/master/csl-citation.json&quot;} RNDC8YdTlslxa"/> , that the process of co-constructing understanding and communication about learning styles can “support the changing nature of participation and the forms of assistance provided in joint activity.”</text:p>
      <text:h text:style-name="Heading_20_3" text:outline-level="3"><text:bookmark-start text:name="discussion-on-player-types--"/>Discussion on Player types -<text:bookmark-end text:name="discussion-on-player-types--"/></text:h>
      <text:p text:style-name="First_20_paragraph">DATA REQUIRED FROM VIDEO!?</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text:soft-page-break/>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svnmcemy&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8vJIDEqSsu"/>(Sutton-smith, 2001)<text:reference-mark-end text:name="ZOTERO_ITEM CSL_CITATION {&quot;citationID&quot;:&quot;svnmcemy&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8vJIDEqSsu"/>.</text:p>
      <text:p text:style-name="Text_20_body">Below I outline how I designed to encourage this behaviour.</text:p>
      <text:p text:style-name="Text_20_body">My rationale for this process was to promote awareness of pluralistic programming process <text:reference-mark-start text:name="ZOTERO_ITEM CSL_CITATION {&quot;citationID&quot;:&quot;tuapttxc&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NYtyjdjqYm"/>(Papert and Turkle, 1990)<text:reference-mark-end text:name="ZOTERO_ITEM CSL_CITATION {&quot;citationID&quot;:&quot;tuapttxc&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NYtyjdjqYm"/>.</text:p>
      <text:p text:style-name="Text_20_body">I wanted to try to communicate a message to participants that when you are learning something hard it is of value follow your own working preferences and try to discover a creative style that suits you.</text:p>
      <text:p text:style-name="Text_20_body">Limits of discussion findings - what to put in</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3" text:outline-level="3"><text:bookmark-start text:name="emerging-use-of-narratives-and-graphics-which-drawing-on-home-funds-of-knowledge---avoid-overlap-and-change-focus-to-agency-from-start"/>Emerging use of narratives and graphics which drawing on home funds of knowledge - AVOID OVERLAP AND CHANGE FOCUS TO AGENCY FROM START<text:bookmark-end text:name="emerging-use-of-narratives-and-graphics-which-drawing-on-home-funds-of-knowledge---avoid-overlap-and-change-focus-to-agency-from-start"/></text:h>
      <text:p text:style-name="First_20_paragraph">NOT REALLY ONLY TO DO WITH PLAYTESTING.</text:p>
      <text:p text:style-name="Text_20_body">RECAP WHAT HAS ALREADY BEEN EXPLORED, In the previous chapter,</text:p>
      <text:p text:style-name="P19">While the potential to add graphics was a core affordence of the starting processes of the templated game, the process of designing and sharing and the peer commentary on the process emergered as the sessions evolved.</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text:soft-page-break/>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The Use of Gameplay Design Patterns “It’s like a project in itself, really”</dc:title>
    <dc:description/>
    <dc:subject/>
    <meta:keyword/>
    <meta:initial-creator/>
    <dc:creator>Mick Chesterman</dc:creator>
    <meta:creation-date>2025-02-11T21:01:50Z</meta:creation-date>
    <dc:date>2025-02-11T21:08:55.143933567</dc:date>
    <meta:editing-duration>PT6M46S</meta:editing-duration>
    <meta:editing-cycles>1</meta:editing-cycles>
    <meta:document-statistic meta:table-count="1" meta:image-count="0" meta:object-count="0" meta:page-count="24" meta:paragraph-count="254" meta:word-count="10802" meta:character-count="68583" meta:non-whitespace-character-count="58070"/>
    <meta:user-defined meta:name="ZOTERO_PREF_1">&lt;data data-version="3" zotero-version="7.0.11"&gt;&lt;session id="m3aGIcl0"/&gt;&lt;style id="http://www.zotero.org/styles/harvard-cite-them-right" locale="en-US" hasBibliography="1" bibliographyStyleHasBeenSet="0"/&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